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1"/>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1/content.xml"/>
  <manifest:file-entry manifest:media-type="text/xml" manifest:full-path="Object 8/Object 1/settings.xml"/>
  <manifest:file-entry manifest:media-type="application/vnd.oasis.opendocument.formula" manifest:full-path="Object 8/Object 1/"/>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Preformatted_20_Text">
      <style:text-properties style:font-name="Liberation Serif" fo:font-size="12pt" style:font-size-asian="12pt" style:font-size-complex="12pt"/>
    </style:style>
    <style:style style:name="P10" style:family="paragraph" style:parent-style-name="Standard">
      <style:paragraph-properties style:writing-mode="lr-tb"/>
    </style:style>
    <style:style style:name="P11"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center" style:justify-single-word="false" style:writing-mode="lr-tb"/>
      <style:text-properties fo:font-style="normal" fo:font-weight="normal" style:font-style-asian="normal" style:font-weight-asian="normal" style:font-style-complex="normal" style:font-weight-complex="normal"/>
    </style:style>
    <style:style style:name="P13"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4" style:family="paragraph" style:parent-style-name="Standard">
      <style:paragraph-properties fo:text-align="start" style:justify-single-word="false" style:writing-mode="lr-tb"/>
    </style:style>
    <style:style style:name="P15"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style:writing-mode="lr-tb"/>
      <style:text-properties style:font-name="Liberation Serif" fo:font-style="normal" fo:font-weight="normal" style:font-style-asian="normal" style:font-weight-asian="normal" style:font-style-complex="normal" style:font-weight-complex="normal"/>
    </style:style>
    <style:style style:name="P17"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style:text-position="super 58%" style:font-name="Liberation Serif"/>
    </style:style>
    <style:style style:name="T11" style:family="text">
      <style:text-properties style:text-position="0% 100%"/>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bold" style:font-size-asian="12pt" style:font-size-complex="12pt"/>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style:font-name="Liberation Serif"/>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from-top" style:horizontal-pos="from-left" style:horizontal-rel="paragraph-content" fo:padding="0in" fo:border="none" style:shadow="none"/>
    </style:style>
    <style:style style:name="fr6"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fr14" style:family="graphic" style:parent-style-name="Formula">
      <style:graphic-properties style:vertical-pos="middle" style:vertical-rel="text" style:horizontal-pos="from-left" style:horizontal-rel="paragraph-content" draw:ole-draw-aspect="1"/>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17T09:39:25">17.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text:p>
      <text:p text:style-name="Standard"/>
      <text:p text:style-name="P4"><draw:frame draw:style-name="fr1" draw:name="Frame5" text:anchor-type="as-char" svg:width="1.052in" draw:z-index="26"><draw:text-box fo:min-height="0.2154in"><text:p text:style-name="Equation"><draw:frame draw:style-name="fr10" draw:name="Object1" text:anchor-type="paragraph" svg:x="0in" svg:y="0in" svg:width="1.052in" style:rel-width="100%" svg:height="0.2154in" style:rel-height="scale" draw:z-index="27"><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ext:span> is the instantaneous growth rate.</text:p>
      <text:p text:style-name="P5"/>
      <text:p text:style-name="P3">Selection</text:p>
      <text:p text:style-name="Standard"/>
      <text:p text:style-name="Standard">To capture selection, we model the cell’s exponential growth rate (given above as <text:span text:style-name="T1">g</text:span>) as a function of the protein concentrations <text:span text:style-name="T1">L</text:span><text:span text:style-name="T3">i</text:span>. <text:s/>Initially we will focus on selection operating on a single protein concentration <text:span text:style-name="T1">L</text:span>, but this can be extended to selection on the entire set of protein concentrations.</text:p>
      <text:p text:style-name="Standard"/>
      <text:p text:style-name="Standard">We model selection on one gene that is an enzyme rather than a TF. <text:s/>It is then reasonable to model the <text:s/>effect on growth rate using Michaelis-Menten dynamics. Enzymes are a crucial component of metabolism, so increased activity is a benefit to the cell as it can lead to higher cell growth rate. <text:s/>The production of enzyme, however, has its own metabolic cost: it requires energy for its translation.</text:p>
      <text:p text:style-name="Standard"/>
      <text:p text:style-name="P3">Candidate for growth rate function: <text:sequence-ref text:reference-format="category-and-value" text:ref-name="refEquation1">Equation 2</text:sequence-ref></text:p>
      <text:p text:style-name="P3"/>
      <text:p text:style-name="Standard">In our model we assume a small, constant cost of translation per protein molecule, but assume a larger nonlinear penalty term for having too little protein than too much and sum the result to obtain the total growth rate, leading to <text:sequence-ref text:reference-format="category-and-value" text:ref-name="refEquation1">Equation 2</text:sequence-ref>.</text:p>
      <text:p text:style-name="Standard"/>
      <text:p text:style-name="P4"><draw:frame draw:style-name="fr2" draw:name="Frame4" text:anchor-type="as-char" svg:y="-0.5736in" svg:width="2.3398in" draw:z-index="1"><draw:text-box fo:min-height="0.8075in"><text:p text:style-name="Equation"><draw:frame draw:style-name="fr11" draw:name="Object2" text:anchor-type="paragraph" svg:x="0.0016in" svg:y="0.0008in" svg:width="2.1783in" style:rel-width="100%" svg:height="0.4429in" style:rel-height="scale" draw:z-index="5"><draw:object xlink:href="./Object 3" xlink:type="simple" xlink:show="embed" xlink:actuate="onLoad"/><draw:image xlink:href="./ObjectReplacements/Object 3" xlink:type="simple" xlink:show="embed" xlink:actuate="onLoad"/></draw:frame>Equation <text:sequence text:ref-name="refEquation1" text:name="Equation" text:formula="ooow:Equation+1" style:num-format="1">2</text:sequence>: </text:p></draw:text-box></draw:frame></text:p>
      <text:p text:style-name="Standard"/>
      <text:p text:style-name="Standard">Benefits: We assume that growth rate increases as a function of <text:span text:style-name="T1">L</text:span> that follows a Michaelis-Menten equation, increasing sharply from zero and eventually reaching a plateau. <text:s/>Cost: we assume that increased transcription and translation has a cost that is a linear function of the current translation level which is the product of the gene translation rate <text:span text:style-name="T5">α</text:span> and the number of mRNA molecules, <text:span text:style-name="T1">s</text:span><text:span text:style-name="T3">mRNA</text:span><text:span text:style-name="T7"> . </text:span><text:span text:style-name="T1">h</text:span><text:span text:style-name="T7"> is the constant cost of translation.</text:span></text:p>
      <text:p text:style-name="P7"/>
      <text:p text:style-name="Standard">The TF concentration <text:span text:style-name="T1">L</text:span> at an arbitrary time <text:span text:style-name="T1">t</text:span>, is related to the number of mRNA molecules in the cytoplasm through the differential equation</text:p>
      <text:p text:style-name="P4"><text:soft-page-break/><text:span text:style-name="T7"><draw:frame draw:style-name="fr1" draw:name="Frame7" text:anchor-type="as-char" svg:width="1.7728in" draw:z-index="28"><draw:text-box fo:min-height="0.5965in"><text:p text:style-name="Equation"><draw:frame draw:style-name="fr11" draw:name="Object5" text:anchor-type="paragraph" svg:x="0.0016in" svg:y="0.0008in" svg:width="1.6154in" style:rel-width="100%" svg:height="0.2091in" style:rel-height="scale" draw:z-index="29"><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3</text:sequence>: </text:p></draw:text-box></draw:frame></text:span><text:span text:style-name="T7"> </text:span></text:p>
      <text:p text:style-name="P7"/>
      <text:p text:style-name="P7">Where c is the rate of protein decay. <text:s/>We make the simplifying assumption that during the time interval, that the protein level is constant (i.e. no translational bursting occurs), hence dL/dt=0 and therefore <text:span text:style-name="T5">αs</text:span><text:span text:style-name="T4">mRNA</text:span> = cL(t). This means we can rewrite <text:sequence-ref text:reference-format="category-and-value" text:ref-name="refEquation1">Equation 2</text:sequence-ref> in terms of <text:span text:style-name="T1">L</text:span> only</text:p>
      <text:p text:style-name="P7"/>
      <text:p text:style-name="P8"><draw:frame draw:style-name="fr2" draw:name="Frame3" text:anchor-type="as-char" svg:y="-0.5736in" svg:width="2.0429in" draw:z-index="30"><draw:text-box fo:min-height="0.8154in"><text:p text:style-name="Equation"><draw:frame draw:style-name="fr11" draw:name="Object10" text:anchor-type="paragraph" svg:x="0.0016in" svg:y="0.0008in" svg:width="1.9189in" style:rel-width="100%" svg:height="0.4429in" style:rel-height="scale" draw:z-index="31"><draw:object xlink:href="./Object 10" xlink:type="simple" xlink:show="embed" xlink:actuate="onLoad"/><draw:image xlink:href="./ObjectReplacements/Object 10" xlink:type="simple" xlink:show="embed" xlink:actuate="onLoad"/></draw:frame>Equation <text:sequence text:ref-name="refEquation3" text:name="Equation" text:formula="ooow:Equation+1" style:num-format="1">4</text:sequence>: </text:p></draw:text-box></draw:frame></text:p>
      <text:p text:style-name="P7"/>
      <text:p text:style-name="P7"/>
      <text:p text:style-name="Standard"><text:span text:style-name="T7">The sum of the two terms is shown in <text:s/></text:span><text:span text:style-name="T7"><text:sequence-ref text:reference-format="category-and-value" text:ref-name="refFigure0">Figure 1</text:sequence-ref></text:span><text:span text:style-name="T7">.</text:span></text:p>
      <text:p text:style-name="Standard"><draw:frame draw:style-name="fr3" draw:name="Frame1" text:anchor-type="paragraph" svg:width="4.2917in" draw:z-index="0"><draw:text-box fo:min-height="2.6772in"><text:p text:style-name="Figure"/><text:p text:style-name="Figure"><draw:frame draw:style-name="fr12" draw:name="Object8" text:anchor-type="paragraph" svg:x="-0.1047in" svg:y="-0.2799in" svg:width="4.8665in" svg:height="4.1091in" draw:z-index="4"><draw:object xlink:href="./Object 8" xlink:type="simple" xlink:show="embed" xlink:actuate="onLoad"/><draw:image xlink:href="./ObjectReplacements/Object 8" xlink:type="simple" xlink:show="embed" xlink:actuate="onLoad"/></draw:frame>Figure <text:sequence text:ref-name="refFigure0" text:name="Figure" text:formula="ooow:Figure+1" style:num-format="1">1</text:sequence>: <text:s/>Increased TF concentration, L, increases growth rate, up until gpeak, followed by a slow decrease to zero</text:p></draw:text-box></draw:frame></text:p>
      <text:p text:style-name="P3">Estimating parameters</text:p>
      <text:p text:style-name="Standard"/>
      <text:p text:style-name="Standard">The peak of the growth curve, <text:span text:style-name="T1">L</text:span><text:span text:style-name="T3">p</text:span>, can be set by assuming that genes with mean protein abundance level will be close to the maximum growth rate. We can then set the peak to be just below the mean protein abundance for all genes (not just transcription factors). <text:s/>The natural logarithms of the subset of genes <text:soft-page-break/>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text:span text:style-name="T1">L</text:span><text:span text:style-name="T3">p</text:span>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9">-5</text:span> s<text:span text:style-name="T9">-1</text:span>.</text:p>
      <text:p text:style-name="Standard"><draw:frame draw:style-name="fr4" draw:name="Frame11" text:anchor-type="paragraph" svg:width="5in" draw:z-index="2"><draw:text-box fo:min-height="5in"><text:p text:style-name="Figure"><draw:frame draw:style-name="fr8"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p>
      <text:p text:style-name="Standard">Cost term: Using computations based upon the energetic requirements for transcription and translation Wagner (2005) estimated the selection coefficient against gene duplication events to be s=10<text:span text:style-name="T9">-5 </text:span><text:span text:style-name="T11">. Gene duplication events </text:span>effectively double the protein abundance, <text:span text:style-name="T1">L</text:span>, and thus provide a starting point to estimate the value of the cost term, <text:span text:style-name="T1">h</text:span> as a function of the selection coefficient, <text:span text:style-name="T1">s</text:span>. <text:s/>In the case of Wagner (2005), effective population size is <text:span text:style-name="T1">N</text:span>=10<text:span text:style-name="T9">7</text:span>, leading to <text:span text:style-name="T1">Ns</text:span> = 10<text:span text:style-name="T9">7</text:span> x 10<text:span text:style-name="T9">-5</text:span> = 100. <text:s/>However our model uses <text:span text:style-name="T1">N</text:span>'=500 for computational tractability, hence we can rescale <text:span text:style-name="T1">s</text:span> keeping Wagner's same <text:span text:style-name="T1">Ns</text:span> value</text:p>
      <text:p text:style-name="Standard"/>
      <text:p text:style-name="Standard"><text:s text:c="2"/><text:span text:style-name="T1">s</text:span> = <text:span text:style-name="T1">Ns</text:span>/<text:span text:style-name="T1">N</text:span>' = 100/500 = 0.2.</text:p>
      <text:p text:style-name="Standard"/>
      <text:p text:style-name="Standard">To relate doubling L to the reduction in growth rate, we note that the relative fitness, i.e. the difference in reproduction is w=1-s . A doubling of the wildtype population in the time interval t is given by</text:p>
      <text:p text:style-name="Standard"><text:soft-page-break/>y<text:span text:style-name="T2">1</text:span>(t) = y(0)exp(g<text:span text:style-name="T2">1</text:span>t) = 2y(0) , thus g<text:span text:style-name="T2">1</text:span>t =ln(2). </text:p>
      <text:p text:style-name="Standard"/>
      <text:p text:style-name="Standard">The mutant has a reduced growth rate given by:</text:p>
      <text:p text:style-name="Standard">y<text:span text:style-name="T2">2</text:span>(t) = y(0)exp(g<text:span text:style-name="T2">2</text:span>t) = (1-s)y<text:span text:style-name="T2">1</text:span>(t) = (1-s)2y(0), thus g<text:span text:style-name="T2">2</text:span>t = ln(2-2s)</text:p>
      <text:p text:style-name="Standard"/>
      <text:p text:style-name="Standard">Hence the ratio of the growth rates is given by:</text:p>
      <text:p text:style-name="Standard">g<text:span text:style-name="T2">2</text:span>/g<text:span text:style-name="T2">1</text:span>=ln(2-2s)/log(2)</text:p>
      <text:p text:style-name="Standard"/>
      <text:p text:style-name="Standard">The negative slope of the line of constant cost is <text:span text:style-name="T1">hc</text:span>. Consider L=L<text:span text:style-name="T2">p </text:span>at g<text:span text:style-name="T2">1</text:span>=g<text:span text:style-name="T2">peak</text:span> as one point, we can get another point by estimating how doubling the protein amount to 2L<text:span text:style-name="T2">p</text:span> affects the growth rate using g<text:span text:style-name="T2">2</text:span> =g<text:span text:style-name="T2">peak</text:span> ln(2-2s)/ln(2).</text:p>
      <text:p text:style-name="Standard"/>
      <text:p text:style-name="Standard">hc=-(g<text:span text:style-name="T2">peak</text:span>ln(2-2s)/ln(2) – g<text:span text:style-name="T2">peak</text:span>)/(2L<text:span text:style-name="T2">p</text:span>-L<text:span text:style-name="T2">p</text:span>) <text:s/>= <text:s/>g<text:span text:style-name="T2">peak</text:span><text:span text:style-name="T11">(1-ln(2-2s)/ln(2))</text:span>/L<text:span text:style-name="T2">p</text:span></text:p>
      <text:p text:style-name="Standard"/>
      <text:p text:style-name="Standard">then:</text:p>
      <text:p text:style-name="Standard"/>
      <text:p text:style-name="Standard">hc = g<text:span text:style-name="T2">peak</text:span><text:span text:style-name="T11">(1-ln(2-2s)/ln(2))</text:span>/L<text:span text:style-name="T2">p</text:span></text:p>
      <text:p text:style-name="Standard"/>
      <text:p text:style-name="Standard">Using the parameters above results in:</text:p>
      <text:p text:style-name="Standard"/>
      <text:p text:style-name="Standard">hc=9.627x10<text:span text:style-name="T9">-5 </text:span><text:span text:style-name="T2"><text:s/></text:span><text:span text:style-name="T11">x (1-ln(2-2x0.2)/ln(2))</text:span>/(12,000) = 2.583 x 10<text:span text:style-name="T9">-9</text:span></text:p>
      <text:p text:style-name="Standard"/>
      <text:p text:style-name="Standard">We are now in a position to evaluate the equation coefficients K<text:span text:style-name="T2">max</text:span>, g<text:span text:style-name="T2">max</text:span> and in terms of experimentally derived parameters L<text:span text:style-name="T2">p</text:span>, g<text:span text:style-name="T2">peak</text:span>, c, and s. <text:s/>We first note that the number of protein molecules L = L<text:span text:style-name="T2">p</text:span> where maximum growth rate, g<text:span text:style-name="T2">peak</text:span>, occurs can be found by evaluating the derivative of <text:sequence-ref text:reference-format="category-and-value" text:ref-name="refEquation1">Equation 2</text:sequence-ref> and setting it to zero, resulting in</text:p>
      <text:p text:style-name="P4"><draw:frame draw:style-name="fr5" draw:name="Frame12" text:anchor-type="as-char" svg:y="-0.0161in" svg:width="3.4417in" draw:z-index="6"><draw:text-box fo:min-height="1.2189in"><text:p text:style-name="Equation"><draw:frame draw:style-name="fr13" draw:name="Object3" text:anchor-type="paragraph" svg:x="0in" svg:y="0.0339in" svg:width="4.8193in" style:rel-width="100%" svg:height="1.1244in" style:rel-height="scale" draw:z-index="7"><draw:object xlink:href="./Object 1" xlink:type="simple" xlink:show="embed" xlink:actuate="onLoad"/><draw:image xlink:href="./ObjectReplacements/Object 1" xlink:type="simple" xlink:show="embed" xlink:actuate="onLoad"/></draw:frame>Equation <text:sequence text:ref-name="refEquation4" text:name="Equation" text:formula="ooow:Equation+1" style:num-format="1">5</text:sequence>.: </text:p></draw:text-box></draw:frame></text:p>
      <text:p text:style-name="Standard"/>
      <text:p text:style-name="P6">Solving these two simultaneous equations leads to:</text:p>
      <text:p text:style-name="P6"/>
      <text:p text:style-name="P4"><draw:frame draw:style-name="fr6" draw:name="Frame14" text:anchor-type="as-char" svg:width="2.9583in" draw:z-index="8"><draw:text-box fo:min-height="1.0236in"><text:p text:style-name="Equation"><draw:frame draw:style-name="fr14" draw:name="Object7" text:anchor-type="as-char" svg:width="1.8102in" svg:height="0.7484in" draw:z-index="9"><draw:object xlink:href="./Object 7" xlink:type="simple" xlink:show="embed" xlink:actuate="onLoad"/><draw:image xlink:href="./ObjectReplacements/Object 7" xlink:type="simple" xlink:show="embed" xlink:actuate="onLoad"/></draw:frame>Equation <text:sequence text:ref-name="refEquation5" text:name="Equation" text:formula="ooow:Equation+1" style:num-format="1">6</text:sequence>.: </text:p></draw:text-box></draw:frame></text:p>
      <text:p text:style-name="P11"/>
      <text:p text:style-name="P11">Using <text:span text:style-name="T1">hc</text:span>=2.582668x10<text:span text:style-name="T9">-9</text:span>, L<text:span text:style-name="T2">p</text:span>=12,000 and g<text:span text:style-name="T2">peak</text:span>=9.627x10<text:span text:style-name="T9">-5</text:span> s<text:span text:style-name="T9">-1</text:span> , we can derive the coefficients for <text:s/><text:sequence-ref text:reference-format="category-and-value" text:ref-name="refEquation1">Equation 2</text:sequence-ref> as g<text:span text:style-name="T2">max</text:span>=1.682x10<text:span text:style-name="T9">-4</text:span> and K<text:span text:style-name="T2">max</text:span>=3863.1 plotted in both linear (<text:sequence-ref text:reference-format="category-and-value" text:ref-name="refFigure2">Figure 3</text:sequence-ref>) and logarithmic form (<text:sequence-ref text:reference-format="category-and-value" text:ref-name="refFigure3">Figure 4</text:sequence-ref>). </text:p>
      <text:p text:style-name="P11"/>
      <text:p text:style-name="P11">[AL: Note this comes down faster than the curve I showed in group meeting, because we use the finess <text:soft-page-break/>reduction as log(2-2s)/log(2) rather than simply (1-s)].</text:p>
      <text:p text:style-name="P11"/>
      <text:p text:style-name="P11"><draw:frame draw:style-name="fr4" draw:name="Frame9" text:anchor-type="paragraph" svg:width="4.6799in" draw:z-index="14"><draw:text-box fo:min-height="4.0437in"><text:p text:style-name="Figure"><draw:frame draw:style-name="fr9" draw:name="graphics1" text:anchor-type="paragraph" svg:x="0.0016in" svg:y="0.0008in" svg:width="6.6665in" style:rel-width="100%" svg:height="5in" style:rel-height="scale" draw:z-index="15"><draw:image xlink:href="../../../../../../shared/arizona/network-project/network-code/paper/new-growthrate-curve.png" xlink:type="simple" xlink:show="embed" xlink:actuate="onLoad"/></draw:frame>Figure <text:sequence text:ref-name="refFigure2" text:name="Figure" text:formula="ooow:Figure+1" style:num-format="1">3</text:sequence>.: Growth rate, g, <text:s/>as a function of enzyme molecules, L</text:p></draw:text-box></draw:frame><draw:frame draw:style-name="fr7" draw:name="Frame10" text:anchor-type="paragraph" svg:x="0.8661in" svg:y="4.3in" svg:width="5.0957in" draw:z-index="16"><draw:text-box fo:min-height="4.2689in"><text:p text:style-name="Figure"><draw:frame draw:style-name="fr9" draw:name="graphics2" text:anchor-type="paragraph" svg:x="0.0016in" svg:y="0.0008in" svg:width="6.6665in" style:rel-width="100%" svg:height="5in" style:rel-height="scale" draw:z-index="17"><draw:image xlink:href="../../../../../../shared/arizona/network-project/network-code/paper/new-growthrate-curve-log.png" xlink:type="simple" xlink:show="embed" xlink:actuate="onLoad"/></draw:frame>Figure <text:sequence text:ref-name="refFigure3" text:name="Figure" text:formula="ooow:Figure+1" style:num-format="1">4</text:sequence>.: Growth rate as a function of log(protein molecules)</text:p></draw:text-box></draw:frame></text:p>
      <text:p text:style-name="P11"/>
      <text:p text:style-name="P11"><text:soft-page-break/></text:p>
      <text:p text:style-name="P11">In practice we will use both L and s<text:span text:style-name="T2">mRNA</text:span> from the simulation directly in <text:s/><text:sequence-ref text:reference-format="category-and-value" text:ref-name="refEquation1">Equation 2</text:sequence-ref> to get an estimate of growth rate. In order to use the parameters found here, we define cost=hc, hence: h =cost/c.</text:p>
      <text:p text:style-name="P11"/>
      <text:p text:style-name="P12"><draw:frame draw:style-name="fr2" draw:name="Frame16" text:anchor-type="as-char" svg:y="-0.4335in" svg:width="2.3398in" draw:z-index="24"><draw:text-box fo:min-height="0.9236in"><text:p text:style-name="Equation"><draw:frame draw:style-name="fr11" draw:name="Object9" text:anchor-type="paragraph" svg:x="0.0016in" svg:y="0.0008in" svg:width="2.4075in" style:rel-width="100%" svg:height="0.4429in" style:rel-height="scale" draw:z-index="25"><draw:object xlink:href="./Object 9" xlink:type="simple" xlink:show="embed" xlink:actuate="onLoad"/><draw:image xlink:href="./ObjectReplacements/Object 9" xlink:type="simple" xlink:show="embed" xlink:actuate="onLoad"/></draw:frame>Equation <text:sequence text:ref-name="refEquation6" text:name="Equation" text:formula="ooow:Equation+1" style:num-format="1">7</text:sequence>: </text:p></draw:text-box></draw:frame></text:p>
      <text:p text:style-name="P12"/>
      <text:p text:style-name="P11">Translation rates <text:span text:style-name="T5">α are already initialized in the simulation, drawn from a lognormal distribution (Arava et al. 2006). Protein decay rates in the model, c, <text:s/>are also initialized from a log-normal distribution with mean decay rate of 0.023 min</text:span><text:span text:style-name="T10">-1</text:span><text:span text:style-name="T5"> (Belle et al. 2006). We simply use the appropriate </text:span><text:span text:style-name="T5">α</text:span><text:span text:style-name="T4">i</text:span><text:span text:style-name="T5"> or c</text:span><text:span text:style-name="T4">i</text:span><text:span text:style-name="T5"> for the gene in question.</text:span></text:p>
      <text:p text:style-name="P11"><text:span text:style-name="T5"/></text:p>
      <text:p text:style-name="P11"><text:span text:style-name="T5">In addition, we set the g</text:span><text:span text:style-name="T4">peak</text:span><text:span text:style-name="T5"> to be twice as large as the rate predicted by the doubling-time alone, i.e. <text:s/>g</text:span><text:span text:style-name="T4">peak</text:span><text:span text:style-name="T5">= 2 x 9.627x10</text:span><text:span text:style-name="T10">-5</text:span><text:span text:style-name="T5">. Computation of the growth rate using both methods yields similar growth rate profiles (</text:span><text:span text:style-name="T5"><text:sequence-ref text:reference-format="category-and-value" text:ref-name="refFigure4">Figure 5</text:sequence-ref></text:span><text:span text:style-name="T5">) for the same input protein concentration (</text:span><text:span text:style-name="T5"><text:sequence-ref text:reference-format="category-and-value" text:ref-name="refFigure5">Figure 6</text:sequence-ref></text:span><text:span text:style-name="T5">). When using </text:span><text:span text:style-name="T5"><text:sequence-ref text:reference-format="category-and-value" text:ref-name="refEquation1">Equation 2</text:sequence-ref></text:span><text:span text:style-name="T5">, the instantaneous growth rate can jump because mRNAs in the cytoplasm can be gained or lost in integer numbers. <text:s/>Final cell size is shown in </text:span><text:span text:style-name="T5"><text:sequence-ref text:reference-format="category-and-value" text:ref-name="refFigure6">Figure 7</text:sequence-ref></text:span><text:span text:style-name="T5">, assuming an initial cell size of 1.0.</text:span></text:p>
      <text:p text:style-name="P16"/>
      <text:p text:style-name="P16"><draw:frame draw:style-name="fr4" draw:name="Frame13" text:anchor-type="paragraph" svg:width="4.1264in" draw:z-index="18"><draw:text-box fo:min-height="4.3543in"><text:p text:style-name="Figure"><draw:frame draw:style-name="fr8" draw:name="graphics3" text:anchor-type="paragraph" svg:x="0.0953in" svg:y="0.0693in" svg:width="3.5992in" style:rel-width="87%" svg:height="3.5992in" style:rel-height="scale" draw:z-index="19"><draw:image xlink:href="../../../../../../shared/arizona/network-project/network-code/paper/growthrate-vs-t.png" xlink:type="simple" xlink:show="embed" xlink:actuate="onLoad"/></draw:frame>Figure <text:sequence text:ref-name="refFigure4" text:name="Figure" text:formula="ooow:Figure+1" style:num-format="1">5</text:sequence>.: Growth rate (s<text:span text:style-name="T9">-1</text:span>) computed using both protein and mRNA concentrations ( <text:sequence-ref text:reference-format="category-and-value" text:ref-name="refEquation1">Equation 2</text:sequence-ref> , pink) and only protein concentrations ( <text:sequence-ref text:reference-format="category-and-value" text:ref-name="refEquation3">Equation 4</text:sequence-ref>, blue)</text:p></draw:text-box></draw:frame></text:p>
      <text:p text:style-name="P11"><draw:frame draw:style-name="fr7" draw:name="Frame2" text:anchor-type="paragraph" svg:x="1.3154in" svg:y="4.1181in" svg:width="4.3283in" draw:z-index="22"><draw:text-box fo:min-height="4.4429in"><text:p text:style-name="Figure"><draw:frame draw:style-name="fr8" draw:name="graphics6" text:anchor-type="paragraph" svg:x="0.0398in" svg:y="-0.211in" svg:width="4.1602in" style:rel-width="93%" svg:height="4.1972in" style:rel-height="scale" draw:z-index="23"><draw:image xlink:href="../../../../../../shared/arizona/network-project/network-code/paper/cellsize9.png" xlink:type="simple" xlink:show="embed" xlink:actuate="onLoad" draw:filter-name="PNG - Portable Network Graphic"/></draw:frame>Figure <text:sequence text:ref-name="refFigure6" text:name="Figure" text:formula="ooow:Figure+1" style:num-format="1">7</text:sequence>.: Cell size increases over time (min), initialized at 1.0</text:p></draw:text-box></draw:frame><draw:frame draw:style-name="fr7" draw:name="Frame15" text:anchor-type="paragraph" svg:x="1.3654in" svg:y="0.0118in" svg:width="3.8134in" draw:z-index="20"><draw:text-box fo:min-height="4.048in"><text:p text:style-name="Figure"><draw:frame draw:style-name="fr8" draw:name="graphics5" text:anchor-type="paragraph" svg:x="0.2681in" svg:y="0.4256in" svg:width="4.0283in" style:rel-width="95%" svg:height="4.0283in" style:rel-height="scale" draw:z-index="21"><draw:image xlink:href="../../../../../../shared/arizona/network-project/network-code/paper/protein9.png" xlink:type="simple" xlink:show="embed" xlink:actuate="onLoad" draw:filter-name="PNG - Portable Network Graphic"/></draw:frame>Figure <text:sequence text:ref-name="refFigure5" text:name="Figure" text:formula="ooow:Figure+1" style:num-format="1">6</text:sequence>.: Protein count as a function of time (min)</text:p></draw:text-box></draw:frame><text:soft-page-break/></text:p>
      <text:p text:style-name="P11"/>
      <text:p text:style-name="P11"><text:soft-page-break/>Appendix: <text:s/>Details of computation</text:p>
      <text:p text:style-name="P11"/>
      <text:p text:style-name="Standard">Since growth rate is now a function of TF concentration that, in turn is a function of time, we have the following functional dependence of <text:span text:style-name="T1">g</text:span>:</text:p>
      <text:p text:style-name="Standard"/>
      <text:p text:style-name="P4"><draw:frame draw:style-name="fr1" draw:name="Frame6" text:anchor-type="as-char" svg:width="1.011in" draw:z-index="10"><draw:text-box fo:min-height="0.1917in"><text:p text:style-name="Equation"><draw:frame draw:style-name="fr11" draw:name="Object4" text:anchor-type="paragraph" svg:x="0.0016in" svg:y="0.0008in" svg:width="1.011in" style:rel-width="100%" svg:height="0.1917in" style:rel-height="scale" draw:z-index="11"><draw:object xlink:href="./Object 4" xlink:type="simple" xlink:show="embed" xlink:actuate="onLoad"/><draw:image xlink:href="./ObjectReplacements/Object 4" xlink:type="simple" xlink:show="embed" xlink:actuate="onLoad"/></draw:frame>Equation <text:sequence text:ref-name="refEquation7" text:name="Equation" text:formula="ooow:Equation+1" style:num-format="1">8</text:sequence>: </text:p></draw:text-box></draw:frame></text:p>
      <text:p text:style-name="Standard"/>
      <text:p text:style-name="Standard">where <text:span text:style-name="T1">f</text:span> is our selection function. <text:s/></text:p>
      <text:p text:style-name="Standard"/>
      <text:p text:style-name="Standard">If at time step t in our simulation, the cell size is given by <text:span text:style-name="T1">Y(t)</text:span>, we can compute <text:span text:style-name="T6">Y(t+ Δt)</text:span><text:span text:style-name="T5"> <text:s/>exactly by integrating the growth rate, which also varies as a function of </text:span><text:span text:style-name="T6">L(t)</text:span><text:span text:style-name="T5"> over the entire interval, where </text:span><text:span text:style-name="T6">Δt</text:span><text:span text:style-name="T5"> is the time until the next event in the modified Gillespie algorithm.</text:span></text:p>
      <text:p text:style-name="Standard"/>
      <text:p text:style-name="P4"><draw:frame draw:style-name="fr2" draw:name="Frame8" text:anchor-type="as-char" svg:y="-0.2335in" svg:width="3.6327in" draw:z-index="12"><draw:text-box fo:min-height="0.5071in"><text:p text:style-name="Equation"><draw:frame draw:style-name="fr11" draw:name="Object6" text:anchor-type="paragraph" svg:x="0.0016in" svg:y="0.0008in" svg:width="3.6327in" style:rel-width="100%" svg:height="0.5071in" style:rel-height="scale" draw:z-index="13"><draw:object xlink:href="./Object 6" xlink:type="simple" xlink:show="embed" xlink:actuate="onLoad"/><draw:image xlink:href="./ObjectReplacements/Object 6" xlink:type="simple" xlink:show="embed" xlink:actuate="onLoad"/></draw:frame>Equation <text:sequence text:ref-name="refEquation8" text:name="Equation" text:formula="ooow:Equation+1" style:num-format="1">9</text:sequence>: </text:p></draw:text-box></draw:frame></text:p>
      <text:p text:style-name="Standard"/>
      <text:p text:style-name="P11">Depending on the functional form of <text:span text:style-name="T1">f</text:span>, this integral may have a closed-form solution. <text:s/>A closed-form solution allows an exact computation of the cell size at the next <text:s/>time-step that takes into account how the TF concentration, <text:span text:style-name="T1">L(t)</text:span> varies over the <text:span text:style-name="T6">Δt </text:span>interval.</text:p>
      <text:p text:style-name="P11"/>
      <text:p text:style-name="P14"><text:span text:style-name="T8">Unfortunately substituting </text:span><text:span text:style-name="T8"><text:sequence-ref text:reference-format="category-and-value" text:ref-name="refEquation1">Equation 2</text:sequence-ref></text:span><text:span text:style-name="T8"> and </text:span><text:span text:style-name="T8"><text:sequence-ref text:reference-format="category-and-value" text:ref-name="refEquation2">Equation 3</text:sequence-ref></text:span><text:span text:style-name="T8"> into the integral in </text:span><text:span text:style-name="T8"><text:sequence-ref text:reference-format="category-and-value" text:ref-name="refEquation8">Equation 9</text:sequence-ref></text:span><text:span text:style-name="T8">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11"/>
      <text:p text:style-name="P13">References</text:p>
      <text:p text:style-name="P11"/>
      <text:p text:style-name="P11">Arava, Y., Y. Wang, J. D. Storey, C. L. Liu, P. O. Brown, and D. Herschlag. (2003) Genome- wide analysis of mRNA translation profiles in <text:span text:style-name="T1">Saccharomyces cerevisiae</text:span>. <text:span text:style-name="T1">PNAS</text:span> 100:3889-3894. </text:p>
      <text:p text:style-name="P11">Belle, A., A. Tanay, L. Bitincka, R. Shamir, and E. K. O'Shea. (2006) Quantification of protein half-lives in the budding yeast proteome. <text:span text:style-name="T1">PNAS</text:span> 103:13004-13009. </text:p>
      <text:p text:style-name="P9">Ghaemmaghami, S. and Huh, W.K. and Bower, K. and Howson, R.W. and Belle, A. and Dephoure, N. and O'Shea, E.K. and Weissman, J.S. (2003) " <text:span text:style-name="T8">Global analysis of protein expression in yeast", </text:span><text:span text:style-name="T1">Nature</text:span>, 425(6959):737--741.</text:p>
      <text:p text:style-name="P10"><text:span text:style-name="T8">Wagner, A. (2005) </text:span><text:span text:style-name="T12">"</text:span><text:span text:style-name="T13">Energy constraints on the evolution of gene expression."</text:span><text:span text:style-name="T14"> </text:span><text:span text:style-name="T15">Mol Biol Evol</text:span><text:span text:style-name="T12"> 2(6):1365-74.</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6" meta:object-count="10" meta:page-count="8" meta:paragraph-count="76" meta:word-count="1583" meta:character-count="9086"/>
  </office:meta>
</office:document-meta>
</file>

<file path=Object 1/content.xml><?xml version="1.0" encoding="utf-8"?>
<!DOCTYPE math  PUBLIC '-//OpenOffice.org//DTD Modified W3C MathML 1.01//EN'  'math.dtd'>
<math:math xmlns:math="http://www.w3.org/1998/Math/MathML">
  <math:semantics>
    <math:mtable>
      <math:mtr>
        <math:mrow>
          <math:msub>
            <math:mi>L</math:mi>
            <math:mi>p</math:mi>
          </math:msub>
          <math:mo math:stretchy="false">=</math:mo>
          <math:mfrac>
            <math:mrow>
              <math:mrow>
                <math:msqrt>
                  <math:mrow>
                    <math:mo math:stretchy="false">(</math:mo>
                    <math:mrow>
                      <math:mi math:fontstyle="italic">hc</math:mi>
                      <math:msub>
                        <math:mi>g</math:mi>
                        <math:mi math:fontstyle="italic">max</math:mi>
                      </math:msub>
                      <math:msub>
                        <math:mi>K</math:mi>
                        <math:mi math:fontstyle="italic">max</math:mi>
                      </math:msub>
                    </math:mrow>
                    <math:mo math:stretchy="false">)</math:mo>
                  </math:mrow>
                </math:msqrt>
                <math:mo math:stretchy="false">−</math:mo>
                <math:mi math:fontstyle="italic">hc</math:mi>
              </math:mrow>
              <math:msub>
                <math:mi>K</math:mi>
                <math:mi math:fontstyle="italic">max</math:mi>
              </math:msub>
            </math:mrow>
            <math:mi math:fontstyle="italic">hc</math:mi>
          </math:mfrac>
        </math:mrow>
      </math:mtr>
      <math:mtr>
        <math:mrow>
          <math:mrow>
            <math:msub>
              <math:mi>g</math:mi>
              <math:mi math:fontstyle="italic">peak</math:mi>
            </math:msub>
            <math:mo math:stretchy="false">=</math:mo>
            <math:mrow>
              <math:mrow>
                <math:mfrac>
                  <math:mrow>
                    <math:msub>
                      <math:mi>g</math:mi>
                      <math:mi math:fontstyle="italic">max</math:mi>
                    </math:msub>
                    <math:mrow>
                      <math:mo math:stretchy="false">(</math:mo>
                      <math:mrow>
                        <math:mrow>
                          <math:msqrt>
                            <math:mrow>
                              <math:mo math:stretchy="false">(</math:mo>
                              <math:mrow>
                                <math:mi math:fontstyle="italic">hc</math:mi>
                                <math:msub>
                                  <math:mi>g</math:mi>
                                  <math:mi math:fontstyle="italic">max</math:mi>
                                </math:msub>
                                <math:msub>
                                  <math:mi>K</math:mi>
                                  <math:mi math:fontstyle="italic">max</math:mi>
                                </math:msub>
                              </math:mrow>
                              <math:mo math:stretchy="false">)</math:mo>
                            </math:mrow>
                          </math:msqrt>
                          <math:mo math:stretchy="false">−</math:mo>
                          <math:mi math:fontstyle="italic">hc</math:mi>
                        </math:mrow>
                        <math:msub>
                          <math:mi>K</math:mi>
                          <math:mi math:fontstyle="italic">max</math:mi>
                        </math:msub>
                      </math:mrow>
                      <math:mo math:stretchy="false">)</math:mo>
                    </math:mrow>
                  </math:mrow>
                  <math:mrow>
                    <math:mi>h</math:mi>
                    <math:mi>c</math:mi>
                    <math:mrow>
                      <math:mo math:stretchy="false">(</math:mo>
                      <math:mrow>
                        <math:mfrac>
                          <math:mrow>
                            <math:mrow>
                              <math:msqrt>
                                <math:mrow>
                                  <math:mo math:stretchy="false">(</math:mo>
                                  <math:mrow>
                                    <math:mi>h</math:mi>
                                    <math:mi>c</math:mi>
                                    <math:msub>
                                      <math:mi>g</math:mi>
                                      <math:mi math:fontstyle="italic">max</math:mi>
                                    </math:msub>
                                    <math:msub>
                                      <math:mi>K</math:mi>
                                      <math:mi math:fontstyle="italic">max</math:mi>
                                    </math:msub>
                                  </math:mrow>
                                  <math:mo math:stretchy="false">)</math:mo>
                                </math:mrow>
                              </math:msqrt>
                              <math:mo math:stretchy="false">−</math:mo>
                              <math:mi>h</math:mi>
                            </math:mrow>
                            <math:mi>c</math:mi>
                            <math:msub>
                              <math:mi>K</math:mi>
                              <math:mi math:fontstyle="italic">max</math:mi>
                            </math:msub>
                          </math:mrow>
                          <math:mrow>
                            <math:mi>h</math:mi>
                            <math:mi>c</math:mi>
                          </math:mrow>
                        </math:mfrac>
                        <math:mo math:stretchy="false">+</math:mo>
                        <math:msub>
                          <math:mi>K</math:mi>
                          <math:mi math:fontstyle="italic">max</math:mi>
                        </math:msub>
                      </math:mrow>
                      <math:mo math:stretchy="false">)</math:mo>
                    </math:mrow>
                  </math:mrow>
                </math:mfrac>
                <math:mo math:stretchy="false">−</math:mo>
                <math:msqrt>
                  <math:mrow>
                    <math:mo math:stretchy="false">(</math:mo>
                    <math:mrow>
                      <math:mi>h</math:mi>
                      <math:mi>c</math:mi>
                      <math:msub>
                        <math:mi>g</math:mi>
                        <math:mi math:fontstyle="italic">max</math:mi>
                      </math:msub>
                      <math:msub>
                        <math:mi>K</math:mi>
                        <math:mi math:fontstyle="italic">max</math:mi>
                      </math:msub>
                    </math:mrow>
                    <math:mo math:stretchy="false">)</math:mo>
                  </math:mrow>
                </math:msqrt>
              </math:mrow>
              <math:mo math:stretchy="false">+</math:mo>
              <math:mi>h</math:mi>
            </math:mrow>
          </math:mrow>
          <math:mi>c</math:mi>
          <math:msub>
            <math:mi>K</math:mi>
            <math:mi math:fontstyle="italic">max</math:mi>
          </math:msub>
        </math:mrow>
      </math:mtr>
    </math:mtable>
    <math:annotation math:encoding="StarMath 5.0">L_p =   { sqrt(hc g_max K_max) - hc K_max } over {hc}
newline
g_peak = {g_max (sqrt (hc g_max K_max ) - hc K_max)} over 
{h c ({sqrt (h c g_max K_max ) - h c K_max}  over { h c } + K_max)} - sqrt (h c g_max K_max ) + h c K_max</math:annotation>
  </math:semantics>
</math:math>
</file>

<file path=Object 10/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h</math:mi>
        </math:mrow>
      </math:mrow>
      <math:mi>c</math:mi>
      <math:mi>L</math:mi>
      <math:mrow>
        <math:mo math:stretchy="false">(</math:mo>
        <math:mi>t</math:mi>
        <math:mo math:stretchy="false">)</math:mo>
      </math:mrow>
    </math:mrow>
    <math:annotation math:encoding="StarMath 5.0">g(t) = {g_max L(t)} over {K_max + L(t)} - h c L(t)</math:annotation>
  </math:semantics>
</math:math>
</file>

<file path=Object 2/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Y</math:mi>
      </math:mrow>
      <math:mrow>
        <math:mo math:stretchy="false">(</math:mo>
        <math:mn>0</math:mn>
        <math:mo math:stretchy="false">)</math:mo>
      </math:mrow>
      <math:msup>
        <math:mi>e</math:mi>
        <math:mrow>
          <math:mi>g</math:mi>
          <math:mi>t</math:mi>
        </math:mrow>
      </math:msup>
    </math:mrow>
    <math:annotation math:encoding="StarMath 5.0">Y(t)=Y(0)e^{g 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h</math:mi>
        </math:mrow>
      </math:mrow>
      <math:mo math:stretchy="false">α</math:mo>
      <math:msub>
        <math:mi>s</math:mi>
        <math:mi math:fontstyle="italic">mRNA</math:mi>
      </math:msub>
      <math:mrow>
        <math:mo math:stretchy="false">(</math:mo>
        <math:mi>t</math:mi>
        <math:mo math:stretchy="false">)</math:mo>
      </math:mrow>
    </math:mrow>
    <math:annotation math:encoding="StarMath 5.0">g(t) = {g_max L(t)} over {K_max + L(t)} - h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 math:fontstyle="italic">mRNA</math:mi>
        </math:msub>
        <math:mo math:stretchy="false">−</math:mo>
        <math:mi>c</math:mi>
      </math:mrow>
      <math:mi>L</math:mi>
      <math:mrow>
        <math:mo math:stretchy="false">(</math:mo>
        <math:mi>t</math:mi>
        <math:mo math:stretchy="false">)</math:mo>
      </math:mrow>
    </math:mrow>
    <math:annotation math:encoding="StarMath 5.0">dL/dt= %alpha s_mRNA - c L(t)</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g</math:mi>
              <math:mi math:fontstyle="italic">max</math:mi>
            </math:msub>
            <math:mo math:stretchy="false">=</math:mo>
            <math:mrow>
              <math:msub>
                <math:mi>g</math:mi>
                <math:mi math:fontstyle="italic">peak</math:mi>
              </math:msub>
              <math:mo math:stretchy="false">+</math:mo>
              <math:mn>2</math:mn>
            </math:mrow>
          </math:mrow>
          <math:mi>h</math:mi>
          <math:mi>c</math:mi>
          <math:mrow>
            <math:msub>
              <math:mi>L</math:mi>
              <math:mi>p</math:mi>
            </math:msub>
            <math:mo math:stretchy="false">+</math:mo>
            <math:mfrac>
              <math:mrow>
                <math:msup>
                  <math:mrow>
                    <math:mo math:stretchy="false">(</math:mo>
                    <math:mi math:fontstyle="italic">hc</math:mi>
                    <math:mo math:stretchy="false">)</math:mo>
                  </math:mrow>
                  <math:mn>2</math:mn>
                </math:msup>
                <math:msup>
                  <math:mi math:fontstyle="italic">Lp</math:mi>
                  <math:mn>2</math:mn>
                </math:msup>
              </math:mrow>
              <math:msub>
                <math:mi>g</math:mi>
                <math:mi math:fontstyle="italic">peak</math:mi>
              </math:msub>
            </math:mfrac>
          </math:mrow>
        </math:mrow>
      </math:mtr>
      <math:mtr>
        <math:mrow>
          <math:msub>
            <math:mi>K</math:mi>
            <math:mi math:fontstyle="italic">max</math:mi>
          </math:msub>
          <math:mo math:stretchy="false">=</math:mo>
          <math:mfrac>
            <math:mrow>
              <math:mi>h</math:mi>
              <math:mi>c</math:mi>
              <math:msup>
                <math:mi math:fontstyle="italic">Lp</math:mi>
                <math:mn>2</math:mn>
              </math:msup>
            </math:mrow>
            <math:msub>
              <math:mi>g</math:mi>
              <math:mi math:fontstyle="italic">peak</math:mi>
            </math:msub>
          </math:mfrac>
        </math:mrow>
      </math:mtr>
    </math:mtable>
    <math:annotation math:encoding="StarMath 5.0">g_max= g_peak + 2 h c L_p + {(hc)^2 Lp^2} over {g_peak}
newline
K_max = {h c Lp^2} over {g_peak}</math:annotation>
  </math:semantics>
</math:math>
</file>

<file path=Object 8/Object 1/content.xml><?xml version="1.0" encoding="utf-8"?>
<!DOCTYPE math  PUBLIC '-//OpenOffice.org//DTD Modified W3C MathML 1.01//EN'  'math.dtd'>
<math:math xmlns:math="http://www.w3.org/1998/Math/MathML">
  <math:semantics>
    <math:mfrac>
      <math:mrow>
        <math:msub>
          <math:mi>g</math:mi>
          <math:mi math:fontstyle="italic">max</math:mi>
        </math:msub>
        <math:mi>L</math:mi>
      </math:mrow>
      <math:mrow>
        <math:msub>
          <math:mi>K</math:mi>
          <math:mi math:fontstyle="italic">max</math:mi>
        </math:msub>
        <math:mo math:stretchy="false">+</math:mo>
        <math:mi>L</math:mi>
      </math:mrow>
    </math:mfrac>
    <math:annotation math:encoding="StarMath 5.0">{g_max L} over {K_max + L}
</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2.229cm" fo:min-width="13.495cm" fo:padding-top="0.012cm" fo:padding-bottom="0.012cm" fo:padding-left="0.012cm" fo:padding-right="0.012cm"/>
    </style:style>
    <style:style style:name="gr3"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1.394cm" fo:min-width="17.075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solid" svg:stroke-width="0.025cm" fo:padding-top="0.012cm" fo:padding-bottom="0.012cm" fo:padding-left="0.012cm" fo:padding-right="0.012cm"/>
    </style:style>
    <style:style style:name="gr6" style:family="graphic" style:parent-style-name="standard">
      <style:graphic-properties draw:stroke="solid" svg:stroke-width="0.025cm" draw:marker-end="Arrow" draw:marker-end-width="0.305cm" fo:padding-top="0.012cm" fo:padding-bottom="0.012cm" fo:padding-left="0.012cm" fo:padding-right="0.012cm"/>
    </style:style>
    <style:style style:name="gr7"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8" style:family="graphic" style:parent-style-name="standard">
      <style:graphic-properties draw:stroke="solid" svg:stroke-width="0.025cm" svg:stroke-color="#99ccff" draw:marker-end="" fo:padding-top="0.012cm" fo:padding-bottom="0.012cm" fo:padding-left="0.012cm" fo:padding-right="0.012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P4" style:family="paragraph">
      <style:paragraph-properties fo:margin-left="0cm" fo:margin-right="0cm" fo:text-align="start" fo:text-indent="0cm"/>
    </style:style>
    <style:style style:name="T1" style:family="text">
      <style:text-properties fo:font-size="22pt" style:font-size-asian="22pt" style:font-size-complex="22pt"/>
    </style:style>
    <style:style style:name="T2" style:family="text">
      <style:text-properties fo:font-style="italic"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091cm" svg:height="14.318cm" svg:x="0.321cm" svg:y="0.893cm">
          <draw:image xlink:href="file:///home/alex/shared/arizona/network-project/growthrate-curve.png" xlink:type="simple" xlink:show="embed" xlink:actuate="onLoad">
            <text:p text:style-name="P2"/>
          </draw:image>
        </draw:frame>
        <draw:frame draw:style-name="gr2" draw:text-style-name="P3" draw:layer="layout" svg:width="13.519cm" svg:height="2.253cm" draw:transform="rotate (1.5707963267946) translate (0.393cm 14.519cm)">
          <draw:text-box>
            <text:p text:style-name="P2"><text:span text:style-name="T1">Growth rate, g</text:span></text:p>
          </draw:text-box>
        </draw:frame>
        <draw:frame draw:style-name="gr3" draw:text-style-name="P3" draw:layer="layout" svg:width="17.099cm" svg:height="1.418cm" svg:x="2.514cm" svg:y="14.221cm">
          <draw:text-box>
            <text:p text:style-name="P2"><text:span text:style-name="T1">Number of protein (enzyme) molecules, L</text:span></text:p>
          </draw:text-box>
        </draw:frame>
        <draw:frame draw:style-name="gr4" draw:layer="layout" svg:width="2.911cm" svg:height="2.058cm" svg:x="5.309cm" svg:y="3.65cm">
          <draw:object xlink:href="./Object 1" xlink:type="simple" xlink:show="embed" xlink:actuate="onLoad"/>
          <draw:image xlink:href="./ObjectReplacements/Object 1" xlink:type="simple" xlink:show="embed" xlink:actuate="onLoad"/>
        </draw:frame>
        <draw:line draw:style-name="gr5" draw:layer="layout" svg:x1="4.629cm" svg:y1="1.607cm" svg:x2="4.629cm" svg:y2="14.038cm">
          <text:p text:style-name="P2"/>
        </draw:line>
        <draw:line draw:style-name="gr5" draw:layer="layout" svg:x1="2.781cm" svg:y1="1.607cm" svg:x2="4.839cm" svg:y2="1.607cm">
          <text:p text:style-name="P2"/>
        </draw:line>
        <draw:frame draw:style-name="gr4" draw:layer="layout" svg:width="0.966cm" svg:height="0.973cm" svg:x="3.672cm" svg:y="12.847cm">
          <draw:object xlink:href="./Object 3" xlink:type="simple" xlink:show="embed" xlink:actuate="onLoad"/>
          <draw:image xlink:href="./ObjectReplacements/Object 3" xlink:type="simple" xlink:show="embed" xlink:actuate="onLoad"/>
        </draw:frame>
        <draw:frame draw:style-name="gr4" draw:layer="layout" svg:width="1.566cm" svg:height="0.973cm" svg:x="1cm" svg:y="1.292cm">
          <draw:object xlink:href="./Object 4" xlink:type="simple" xlink:show="embed" xlink:actuate="onLoad"/>
          <draw:image xlink:href="./ObjectReplacements/Object 4" xlink:type="simple" xlink:show="embed" xlink:actuate="onLoad"/>
        </draw:frame>
        <draw:line draw:style-name="gr6" draw:layer="layout" svg:x1="14.037cm" svg:y1="6.016cm" svg:x2="12.651cm" svg:y2="6.73cm">
          <text:p text:style-name="P2"/>
        </draw:line>
        <draw:line draw:style-name="gr6" draw:layer="layout" svg:x1="5.259cm" svg:y1="3.707cm" svg:x2="3.957cm" svg:y2="2.447cm">
          <text:p text:style-name="P2"/>
        </draw:line>
        <draw:rect draw:style-name="gr7" draw:layer="layout" svg:width="2.729cm" svg:height="2.898cm" svg:x="15.927cm" svg:y="10.426cm">
          <text:p text:style-name="P2"/>
        </draw:rect>
        <draw:line draw:style-name="gr8" draw:layer="layout" svg:x1="16.221cm" svg:y1="10.384cm" svg:x2="18.74cm" svg:y2="10.384cm">
          <text:p text:style-name="P2"/>
        </draw:line>
        <draw:frame draw:style-name="gr9" draw:layer="layout" svg:width="1.738cm" svg:height="0.962cm" svg:x="14.254cm" svg:y="5.027cm">
          <draw:text-box>
            <text:p text:style-name="P4">-<text:span text:style-name="T2">hcL</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 math:fontstyle="italic">cost</math:mi>
        </math:mrow>
      </math:mrow>
      <math:mfrac>
        <math:mo math:stretchy="false">α</math:mo>
        <math:mi>c</math:mi>
      </math:mfrac>
      <math:msub>
        <math:mi>s</math:mi>
        <math:mi math:fontstyle="italic">mRNA</math:mi>
      </math:msub>
      <math:mrow>
        <math:mo math:stretchy="false">(</math:mo>
        <math:mi>t</math:mi>
        <math:mo math:stretchy="false">)</math:mo>
      </math:mrow>
    </math:mrow>
    <math:annotation math:encoding="StarMath 5.0">g(t) = {g_max L(t)} over {K_max + L(t)} - cost {%alpha} over {c} s_mRNA(t)
</math:annotation>
  </math:semantics>
</math:math>
</file>